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005" officeooo:paragraph-rsid="00126005"/>
    </style:style>
    <style:style style:name="P2" style:family="paragraph" style:parent-style-name="Standard">
      <style:paragraph-properties fo:text-align="start" style:justify-single-word="false"/>
      <style:text-properties officeooo:rsid="00126005" officeooo:paragraph-rsid="00126005"/>
    </style:style>
    <style:style style:name="P3" style:family="paragraph" style:parent-style-name="Standard">
      <style:paragraph-properties fo:text-align="start" style:justify-single-word="false"/>
      <style:text-properties officeooo:rsid="00132fee" officeooo:paragraph-rsid="00132fee"/>
    </style:style>
    <style:style style:name="P4" style:family="paragraph" style:parent-style-name="Standard">
      <style:paragraph-properties fo:text-align="start" style:justify-single-word="false"/>
      <style:text-properties officeooo:rsid="00166bab" officeooo:paragraph-rsid="00166bab"/>
    </style:style>
    <style:style style:name="P5" style:family="paragraph" style:parent-style-name="Standard">
      <style:paragraph-properties fo:text-align="start" style:justify-single-word="false"/>
      <style:text-properties officeooo:rsid="00186816" officeooo:paragraph-rsid="00186816"/>
    </style:style>
    <style:style style:name="P6" style:family="paragraph" style:parent-style-name="Standard">
      <style:paragraph-properties fo:text-align="start" style:justify-single-word="false"/>
      <style:text-properties fo:font-size="13pt" officeooo:rsid="0018787b" officeooo:paragraph-rsid="0018787b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a1eb7" officeooo:paragraph-rsid="001a1eb7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93103" officeooo:paragraph-rsid="00193103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officeooo:rsid="00193103" officeooo:paragraph-rsid="00193103"/>
    </style:style>
    <style:style style:name="P10" style:family="paragraph" style:parent-style-name="Standard">
      <style:paragraph-properties fo:text-align="start" style:justify-single-word="false"/>
      <style:text-properties officeooo:rsid="001a1eb7" officeooo:paragraph-rsid="001a1eb7"/>
    </style:style>
    <style:style style:name="P11" style:family="paragraph" style:parent-style-name="Standard">
      <style:paragraph-properties fo:text-align="start" style:justify-single-word="false"/>
      <style:text-properties officeooo:rsid="001b9cce" officeooo:paragraph-rsid="001b9cce"/>
    </style:style>
    <style:style style:name="T1" style:family="text">
      <style:text-properties officeooo:rsid="00145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áctico Nº 3</text:p>
      <text:p text:style-name="P1"/>
      <text:p text:style-name="P2">2) Hilos</text:p>
      <text:p text:style-name="P2"><text:tab/></text:p>
      <text:p text:style-name="P2">*¿Qué se puede notar con respecto al tiempo de ejecución? ¿Es predecible?</text:p>
      <text:p text:style-name="P3"/>
      <text:p text:style-name="P3">Ejecute el codigo 5 veces y para mi el tiempo de ejecucion no es predecible, <text:span text:style-name="T1">en algunos fue mas corto y en otros mas largos.</text:span></text:p>
      <text:p text:style-name="P3"/>
      <text:p text:style-name="P2">*Nombrar un proceso o función de la vida real que pueden ser considerados procesos de “máxima</text:p>
      <text:p text:style-name="P2">velocidad posible” que dependen casi exclusivamente de la velocidad de la máquina que los ejecuta (ej.Ordenar una lista)</text:p>
      <text:p text:style-name="P4"/>
      <text:p text:style-name="P10">Buscar algo en un motor de busqueda (google)</text:p>
      <text:p text:style-name="P2"/>
      <text:p text:style-name="P2">*Nombrar un proceso o función de la vida real que pueden ser considerados procesos de “velocidad de respuesta no dependiente de la velocidad de procesamiento” o que sea de naturaleza impredecible o</text:p>
      <text:p text:style-name="P2">externa (ej. Leer un archivo externo)</text:p>
      <text:p text:style-name="P2"/>
      <text:p text:style-name="P5">Descargar un archivo de una pagina web</text:p>
      <text:p text:style-name="P5"/>
      <text:p text:style-name="P5"/>
      <text:p text:style-name="P5"/>
      <text:p text:style-name="P6">Tareas con Hilos</text:p>
      <text:p text:style-name="P5">- Ejecutar varias veces el código</text:p>
      <text:p text:style-name="P5">- ¿Qué se puede notar con respecto al tiempo de ejecución? ¿Se mejoró el tiempo de respuesta con</text:p>
      <text:p text:style-name="P5">respecto al mismo programa sin hilos?</text:p>
      <text:p text:style-name="P5"/>
      <text:p text:style-name="P9">Si, se redujo casi a la mitad el tiempo total de ejecucion respecto al sin hilos</text:p>
      <text:p text:style-name="P9"/>
      <text:p text:style-name="P5">- ¿Completan las funciones su ejecución en el orden establecido?</text:p>
      <text:p text:style-name="P5"/>
      <text:p text:style-name="P9">No, finalizan las ejecucion siempre la tarea 2 primero, despues la tarea 1 y por ultimo la tarea 3</text:p>
      <text:p text:style-name="P9"/>
      <text:p text:style-name="P5">- Nombrar un escenario real donde el multi-hilado puede mejorar considerablemente el tiempo de</text:p>
      <text:p text:style-name="P5">respuesta de un sistema (ej. Carga de una página WEB en un navegador</text:p>
      <text:p text:style-name="P5"/>
      <text:p text:style-name="P9">Abrir una aplicación en la computadora</text:p>
      <text:p text:style-name="P9"/>
      <text:p text:style-name="P9"/>
      <text:p text:style-name="P9"/>
      <text:p text:style-name="P7">SUMADOR – RESTADOR CON RACE</text:p>
      <text:p text:style-name="P8"/>
      <text:p text:style-name="P5">Ejecutar varias veces el código</text:p>
      <text:p text:style-name="P5">- ¿Qué se puede notar con respecto al tiempo de ejecución?</text:p>
      <text:p text:style-name="P11">Varia depende la ejecucion</text:p>
      <text:p text:style-name="P5">- ¿Qué sucede con el valor final del acumulador? ¿Por qué sucede esto?</text:p>
      <text:p text:style-name="P11">Se modifia la variable “acumulador” muchas veces <text:s/>y por eso el resultado es inconsistente</text:p>
      <text:p text:style-name="P5"/>
      <text:p text:style-name="P5"/>
      <text:p text:style-name="P5">TIP: cambios de contexto en medio de acceso a zona crítica y actualización de valor de variable</text:p>
      <text:p text:style-name="P5"><text:soft-page-break/>- ¿Cómo se puede corregir esta condición de carrera sin dejar de utilizar hilo?</text:p>
      <text:p text:style-name="P5"/>
      <text:p text:style-name="P11">Inicializar la variable “acumulador” con un valor especifico </text:p>
      <text:p text:style-name="P11"/>
      <text:p text:style-name="P11"/>
      <text:p text:style-name="P11"/>
      <text:p text:style-name="P11"/>
      <text:p text:style-name="P11">SIN RACE</text:p>
      <text:p text:style-name="P11"/>
      <text:p text:style-name="P11">-¿Qué sucede con el valor final del acumulador?</text:p>
      <text:p text:style-name="P11">Se mantiene el mismo valor</text:p>
      <text:p text:style-name="P11"/>
      <text:p text:style-name="P11">- ¿Qué se puede notar con respecto al tiempo de ejecución?</text:p>
      <text:p text:style-name="P11">Es el mismo en todas las ejecuciones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16:25.925086275</meta:creation-date>
    <dc:date>2024-05-20T19:10:57.397454293</dc:date>
    <meta:editing-duration>PT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64" meta:character-count="2091" meta:non-whitespace-character-count="1757"/>
  </office:meta>
</office:document-meta>
</file>